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8.A9" style:family="table-cell">
      <style:table-cell-properties style:vertical-align="bottom" fo:padding="0.097cm" fo:border-left="0.1pt solid #000000" fo:border-right="none"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Standard" style:list-style-name="WW8Num2">
      <style:text-properties fo:font-style="italic" style:font-style-asian="italic" style:font-style-complex="italic"/>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style style:name="P19" style:family="paragraph" style:parent-style-name="Heading_20_1" style:master-page-name="Standard">
      <style:paragraph-properties fo:margin-top="0.423cm" fo:margin-bottom="0.212cm" style:page-number="auto"/>
      <style:text-properties fo:color="#4700b8"/>
    </style:style>
    <style:style style:name="P20" style:family="paragraph" style:parent-style-name="Heading_20_3">
      <style:paragraph-properties fo:break-before="page"/>
    </style:style>
    <style:style style:name="P21"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fo:language="en" fo:country="GB"/>
    </style:style>
    <style:style style:name="T9" style:family="text">
      <style:text-properties fo:font-style="normal" style:font-style-asian="normal" style:font-style-complex="normal"/>
    </style:style>
    <style:style style:name="T10" style:family="text">
      <style:text-properties fo:color="#c5000b"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fo:color="#800000" fo:font-style="italic" style:font-style-asian="italic" style:font-style-complex="italic"/>
    </style:style>
    <style:style style:name="T14" style:family="text">
      <style:text-properties style:use-window-font-color="true" fo:font-weight="normal" style:font-weight-asian="normal" style:font-weight-complex="normal"/>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__RefHeading__3270_1841861651"/><text:bookmark-start text:name="__RefHeading__753_1635238717"/><text:bookmark-start text:name="__DdeLink__787_98477107"/><text:span text:style-name="T1">pyg2p</text:span><text:bookmark-end text:name="__DdeLink__787_98477107"/> Configuration Manual<text:bookmark-end text:name="__RefHeading__3270_1841861651"/><text:bookmark-end text:name="__RefHeading__753_1635238717"/></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2.4</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Final Release (Rev 03)</text:p>
          </table:table-cell>
          <table:table-cell table:style-name="Tabella1.B2" office:value-type="string">
            <text:p text:style-name="Table_20_Contents">2013-11-06</text:p>
            <text:p text:style-name="Table_20_Contents"/>
            <text:p text:style-name="Table_20_Contents"/>
            <text:p text:style-name="Table_20_Contents"/>
          </table:table-cell>
        </table:table-row>
      </table:table>
      <text:section text:style-name="Sect1" text:name="Sezione3">
        <text:h text:style-name="P21"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753_1635238717" text:style-name="Index_20_Link" text:visited-style-name="Index_20_Link">pyg2p Configuration Manual<text:tab/>1</text:a></text:p>
            <text:p text:style-name="P13"><text:a xlink:type="simple" xlink:href="#__RefHeading__3148_1841861651" text:style-name="Index_20_Link" text:visited-style-name="Index_20_Link">Introduction<text:tab/>2</text:a></text:p>
            <text:p text:style-name="P13"><text:a xlink:type="simple" xlink:href="#__RefHeading__3150_1841861651" text:style-name="Index_20_Link" text:visited-style-name="Index_20_Link">Configuring parameters.xml file<text:tab/>2</text:a></text:p>
            <text:p text:style-name="P13"><text:a xlink:type="simple" xlink:href="#__RefHeading__3152_1841861651" text:style-name="Index_20_Link" text:visited-style-name="Index_20_Link">Configuring loggers<text:tab/>3</text:a></text:p>
            <text:p text:style-name="P13"><text:a xlink:type="simple" xlink:href="#__RefHeading__3154_1841861651" text:style-name="Index_20_Link" text:visited-style-name="Index_20_Link">Configuring geopotentials.xml file<text:tab/>4</text:a></text:p>
            <text:p text:style-name="P13"><text:a xlink:type="simple" xlink:href="#__RefHeading__3156_1841861651" text:style-name="Index_20_Link" text:visited-style-name="Index_20_Link">Configuring execution template files<text:tab/>5</text:a></text:p>
            <text:p text:style-name="P15"><text:a xlink:type="simple" xlink:href="#__RefHeading__3158_1841861651" text:style-name="Index_20_Link" text:visited-style-name="Index_20_Link">Execution tag<text:tab/>6</text:a></text:p>
            <text:p text:style-name="P15"><text:a xlink:type="simple" xlink:href="#__RefHeading__3160_1841861651" text:style-name="Index_20_Link" text:visited-style-name="Index_20_Link">Parameter tag<text:tab/>6</text:a></text:p>
            <text:p text:style-name="P15"><text:a xlink:type="simple" xlink:href="#__RefHeading__3272_1841861651" text:style-name="Index_20_Link" text:visited-style-name="Index_20_Link">OutMaps tag<text:tab/>7</text:a></text:p>
            <text:p text:style-name="P15"><text:a xlink:type="simple" xlink:href="#__RefHeading__3689_1031783341" text:style-name="Index_20_Link" text:visited-style-name="Index_20_Link">Aggregation tag<text:tab/>7</text:a></text:p>
            <text:p text:style-name="P15"><text:a xlink:type="simple" xlink:href="#__RefHeading__3164_1841861651" text:style-name="Index_20_Link" text:visited-style-name="Index_20_Link">Interpolation tag<text:tab/>7</text:a></text:p>
            <text:p text:style-name="P13"><text:a xlink:type="simple" xlink:href="#__RefHeading__3546_2069470854" text:style-name="Index_20_Link" text:visited-style-name="Index_20_Link">Configuring the application for test functionality<text:tab/>8</text:a></text:p>
            <text:p text:style-name="P15"><text:a xlink:type="simple" xlink:href="#__RefHeading__3548_2069470854" text:style-name="Index_20_Link" text:visited-style-name="Index_20_Link">Writing an XML configuration for tests<text:tab/>8</text:a></text:p>
            <text:p text:style-name="P15"><text:a xlink:type="simple" xlink:href="#__RefHeading__3550_2069470854" text:style-name="Index_20_Link" text:visited-style-name="Index_20_Link">Writing the commands.txt file<text:tab/>8</text:a></text:p>
          </text:index-body>
        </text:table-of-content>
        <text:p text:style-name="P3"/>
        <text:h text:style-name="P22" text:outline-level="2"><text:bookmark-start text:name="__RefHeading__755_1635238717"/><text:bookmark-start text:name="__RefHeading__3148_1841861651"/>Introduction<text:bookmark-end text:name="__RefHeading__755_1635238717"/><text:bookmark-end text:name="__RefHeading__3148_1841861651"/></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1485896038" text:style-name="WW8Num2">
          <text:list-item>
            <text:p text:style-name="P16">parameters.xml</text:p>
          </text:list-item>
          <text:list-item>
            <text:p text:style-name="P16">geopotentials.xml</text:p>
          </text:list-item>
          <text:list-item>
            <text:p text:style-name="P16">logger-configuration.xml</text:p>
          </text:list-item>
        </text:list>
        <text:p text:style-name="Standard"/>
        <text:p text:style-name="warn">The folder <text:span text:style-name="T3">intertables</text:span> must exists under the <text:span text:style-name="T3">configuration</text:span> folder.</text:p>
        <text:p text:style-name="warn">Geopotentials gribs, configured in <text:span text:style-name="T2">geopotentials.xml</text:span>, must be placed under the <text:span text:style-name="T3">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757_1635238717"/><text:bookmark-start text:name="__RefHeading__3150_1841861651"/>Configuring parameters.xml file<text:bookmark-end text:name="__RefHeading__757_1635238717"/><text:bookmark-end text:name="__RefHeading__3150_1841861651"/></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4">mandatory attributes are in </text:span><text:span text:style-name="T5">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6"><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2">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2">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7"><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7"><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759_1635238717"/><text:bookmark-start text:name="__RefHeading__3152_1841861651"/>Configuring loggers<text:bookmark-end text:name="__RefHeading__759_1635238717"/><text:bookmark-end text:name="__RefHeading__3152_1841861651"/></text:h>
        <text:p text:style-name="Standard"/>
        <text:p text:style-name="Standard">The file logger-configuration.xml in the folder <text:span text:style-name="T2">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2">enabled</text:span> within the <text:span text:style-name="T2">Loggers</text:span> element to one of the values false, False, No, NO, no (default is True):</text:p>
        <text:p text:style-name="Standard"/>
        <text:p text:style-name="code">&lt;Loggers <text:span text:style-name="T10">enabled="false"</text:span>&gt;</text:p>
        <text:p text:style-name="Standard"/>
        <text:p text:style-name="Standard">Accepted levels are: “DEBUG”, “INFO”, “WARN”, ”WARNING”, “ERROR”.</text:p>
        <text:p text:style-name="Standard">Use the placeholders <text:span text:style-name="T2">%(asctime)s</text:span>, <text:span text:style-name="T2"><text:s/>%(message)s</text:span>, and <text:span text:style-name="T2">%(levelname)s</text:span> to <text:span text:style-name="T8">personalise</text:span> the output <text:span text:style-name="T9">format</text:span> with the <text:span text:style-name="T2">formatting</text:span> attribute.</text:p>
        <text:p text:style-name="Standard">Keep attention to not accidentally change <text:span text:style-name="T2">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7"><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Heading_20_2" text:outline-level="2"><text:bookmark-start text:name="__RefHeading__761_1635238717"/><text:bookmark-start text:name="__RefHeading__3154_1841861651"/>Configuring geopotentials.xml file<text:bookmark-end text:name="__RefHeading__761_1635238717"/><text:bookmark-end text:name="__RefHeading__3154_1841861651"/></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oft-page-break/><text:span text:style-name="T7"><text:s text:c="4"/></text:span>&lt;!-- id has the form:</text:p>
        <text:p text:style-name="code"><text:span text:style-name="T7"><text:s text:c="8"/></text:span>longFirstDegrees$longLastDegrees$Ni$Nj$numberOfValues$gridType</text:p>
        <text:p text:style-name="code"><text:span text:style-name="T7"><text:s text:c="4"/></text:span>--&gt;</text:p>
        <text:p text:style-name="code"><text:span text:style-name="T7"><text:s/></text:span>&lt;geopotential id="-35$45$161$91$14651$regular_ll" name="europe_0.5_degree_T799.grb"/&gt;</text:p>
        <text:p text:style-name="code"><text:span text:style-name="T7"><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763_1635238717"/><text:bookmark-start text:name="__RefHeading__3156_1841861651"/>Configuring execution template files<text:bookmark-end text:name="__RefHeading__763_1635238717"/><text:bookmark-end text:name="__RefHeading__3156_1841861651"/></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his section is dedicated to writing <text:span text:style-name="T2">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7"><text:s/></text:span>&lt;Parameter shortName="td_2m" tstart="12" tend="18" </text:p>
        <text:p text:style-name="code"><text:span text:style-name="T7"><text:s text:c="12"/></text:span>applyConversion="k2c"<text:line-break/> <text:s text:c="11"/>gem="(z/9.81)*0.0065"</text:p>
        <text:p text:style-name="code"><text:span text:style-name="T7"><text:s text:c="12"/></text:span>correctionFormula="p+gem-dem*0.0065"</text:p>
        <text:p text:style-name="code"><text:span text:style-name="T7"><text:s text:c="12"/></text:span>demMap="<text:bookmark-start text:name="__DdeLink__2795_1841861651"/>/maps/<text:bookmark-end text:name="__DdeLink__2795_1841861651"/>dem.map"</text:p>
        <text:p text:style-name="P5"><text:s text:c="4"/></text:p>
        <text:p text:style-name="code"><text:span text:style-name="T7"><text:s/></text:span>/&gt;</text:p>
        <text:p text:style-name="code"><text:span text:style-name="T7"><text:s/></text:span>&lt;Aggregation type="average" step="24" /&gt;</text:p>
        <text:p text:style-name="code"><text:span text:style-name="T7"><text:s/></text:span>&lt;OutMaps namePrefix="td2" fmap="001" cloneMap="/maps/dem.map" ext=”1”&gt;</text:p>
        <text:p text:style-name="code"><text:span text:style-name="T7"><text:s text:c="5"/></text:span>&lt;Interpolation mode="grib_invdist" <text:line-break/> <text:s text:c="19"/>latMap="/maps/lat.map" <text:line-break/> <text:s text:c="19"/>lonMap="/maps/long.map"</text:p>
        <text:p text:style-name="code"><text:span text:style-name="T7"><text:s text:c="5"/></text:span>/&gt;</text:p>
        <text:p text:style-name="code"><text:span text:style-name="T7"><text:s text:c="2"/></text:span>&lt;/OutMaps&gt;</text:p>
        <text:p text:style-name="code">&lt;/Execution&gt;</text:p>
        <text:p text:style-name="Standard"/>
        <text:p text:style-name="Standard"/>
        <text:h text:style-name="Heading_20_3" text:outline-level="3" text:is-list-header="true"/>
        <text:h text:style-name="P20" text:outline-level="3"><text:bookmark-start text:name="__RefHeading__765_1635238717"/><text:bookmark-start text:name="__RefHeading__3158_1841861651"/>Execution tag<text:bookmark-end text:name="__RefHeading__765_1635238717"/><text:bookmark-end text:name="__RefHeading__3158_1841861651"/></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767_1635238717"/><text:bookmark-start text:name="__RefHeading__3160_1841861651"/>Parameter tag<text:bookmark-end text:name="__RefHeading__767_1635238717"/><text:bookmark-end text:name="__RefHeading__3160_1841861651"/></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3">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2">gem</text:span>, <text:span text:style-name="T2">correctionFormula</text:span>, and <text:span text:style-name="T2">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769_1635238717"/><text:bookmark-start text:name="__RefHeading__3272_1841861651"/><text:soft-page-break/>OutMaps tag<text:bookmark-end text:name="__RefHeading__769_1635238717"/><text:bookmark-end text:name="__RefHeading__3272_1841861651"/></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4">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2">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bookmark-start text:name="__RefHeading__771_1635238717"/><text:bookmark-start text:name="__RefHeading__3689_1031783341"/>Aggregation tag<text:bookmark-end text:name="__RefHeading__771_1635238717"/><text:bookmark-end text:name="__RefHeading__3689_1031783341"/></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7">step</text:p>
            </table:table-cell>
            <table:table-cell table:style-name="Tabella7.B2" office:value-type="string">
              <text:p text:style-name="Table_20_Contents">Step of aggregation in hours.</text:p>
            </table:table-cell>
          </table:table-row>
          <table:table-row table:style-name="Tabella7.1">
            <table:table-cell table:style-name="Tabella7.A2" office:value-type="string">
              <text:p text:style-name="P7">type</text:p>
            </table:table-cell>
            <table:table-cell table:style-name="Tabella7.B2" office:value-type="string">
              <text:p text:style-name="Table_20_Contents">Type of aggregation (it was Manipulation in grib2pcraster). It can be <text:span text:style-name="T2">average</text:span> or <text:span text:style-name="T2">cumulation.</text:span></text:p>
            </table:table-cell>
          </table:table-row>
        </table:table>
        <text:p text:style-name="Standard"/>
        <text:p text:style-name="Standard"/>
        <text:h text:style-name="Heading_20_3" text:outline-level="3"><text:bookmark-start text:name="__RefHeading__773_1635238717"/><text:bookmark-start text:name="__RefHeading__3164_1841861651"/>Interpolation tag<text:bookmark-end text:name="__RefHeading__773_1635238717"/><text:bookmark-end text:name="__RefHeading__3164_1841861651"/></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griddata”, “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row table:style-name="Tabella8.1">
            <table:table-cell table:style-name="Tabella8.A2" office:value-type="string">
              <text:p text:style-name="code">method</text:p>
            </table:table-cell>
            <table:table-cell table:style-name="Tabella8.B2" office:value-type="string">
              <text:p text:style-name="Table_20_Contents">Used only for mode=”griddata”. It can be “linear”, <text:soft-page-break/>“nearest”, “cubic”. Currently, during tests, only “nearest” method produce correct maps. “linear” and “cubic” methods could produce maps which cannot be opened by PCRaster Aguila tool.</text:p>
            </table:table-cell>
          </table:table-row>
          <table:table-row table:style-name="Tabella8.1">
            <table:table-cell table:style-name="Tabella8.A2" office:value-type="string">
              <text:p text:style-name="code">p</text:p>
            </table:table-cell>
            <table:table-cell table:style-name="Tabella8.B2" office:value-type="string">
              <text:p text:style-name="Table_20_Contents">Used only for mode=”invdist”. It can be “1” or “2”. Default will be 1.</text:p>
            </table:table-cell>
          </table:table-row>
          <table:table-row table:style-name="Tabella8.1">
            <table:table-cell table:style-name="Tabella8.A2" office:value-type="string">
              <text:p text:style-name="code">leafsize</text:p>
            </table:table-cell>
            <table:table-cell table:style-name="Tabella8.B2" office:value-type="string">
              <text:p text:style-name="Table_20_Contents">Used only for mode=”invdist”. Default 10.</text:p>
            </table:table-cell>
          </table:table-row>
          <table:table-row table:style-name="Tabella8.1">
            <table:table-cell table:style-name="Tabella8.A9" office:value-type="string">
              <text:p text:style-name="code">eps</text:p>
            </table:table-cell>
            <table:table-cell table:style-name="Tabella8.B2" office:value-type="string">
              <text:p text:style-name="Table_20_Contents">Used only for mode=”invdist”. Default 0.1.</text:p>
            </table:table-cell>
          </table:table-row>
        </table:table>
        <text:p text:style-name="Standard"/>
        <text:p text:style-name="Standard"/>
        <text:h text:style-name="Heading_20_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2">-t &lt;path/to/file.xml&gt;</text:span><text:span text:style-name="T9">which will perform the following:</text:span></text:p>
        <text:list xml:id="list2896554032" text:style-name="L1">
          <text:list-item>
            <text:p text:style-name="P17">execute a set of predefined grib2pcraster commands</text:p>
          </text:list-item>
          <text:list-item>
            <text:p text:style-name="P17">execute a set of the corresponding pyg2p commands with the same options of grib2pcraster</text:p>
          </text:list-item>
          <text:list-item>
            <text:p text:style-name="P17">produce diff PCRaster maps for manual comparison between grib2pcraster and the new pyg2p version.</text:p>
          </text:list-item>
          <text:list-item>
            <text:p text:style-name="P17">Output in console the aguila commands for opening maps</text:p>
          </text:list-item>
        </text:list>
        <text:p text:style-name="P2">The application comes with preconfigured test.xml and commands.txt files. You must edit the paths and the commands XML templates used. In the following paragraphs, there are simple instructions to write your own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 paths to:</text:p>
        <text:list xml:id="list14858960381" text:style-name="L2">
          <text:list-item>
            <text:p text:style-name="P18">grib2pcraster executable</text:p>
          </text:list-item>
          <text:list-item>
            <text:p text:style-name="P18">pcrcalc executable</text:p>
          </text:list-item>
          <text:list-item>
            <text:p text:style-name="P18">text file containing list of commands in pairs</text:p>
          </text:list-item>
        </text:list>
        <text:p text:style-name="Text_20_body">Just use the following template:</text:p>
        <text:p text:style-name="Text_20_body"/>
        <text:p text:style-name="code">&lt;TestConfiguration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text:soft-page-break/>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pan text:style-name="T1">p</text:span>N@ &lt;list of arguments for pyg2p&gt;</text:p>
        <text:p text:style-name="Standard"/>
        <text:p text:style-name="Standard">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Standard">An example:</text:p>
        <text:p text:style-name="Standard"/>
        <text:p text:style-name="code"><text:span text:style-name="T11">g1</text:span>@ -p 228.128 -n <text:span text:style-name="T11">g</text:span>R24 -t 24 --fmap=1 -i /dataset/EpsN320-2013063000.grb -o /dataset/eueR24 -m 10</text:p>
        <text:p text:style-name="code"><text:span text:style-name="T11">p1</text:span>@ -l ERROR -c /ECMWF_grib2pcraster/pyg2p/execution_templates/eue_r24.xml -i /dataset/EpsN320-2013063000.grb -o /dataset/eueR24 -m 10</text:p>
        <text:p text:style-name="code"/>
        <text:p text:style-name="code"><text:span text:style-name="T11">g2</text:span>@ -p 182.128 -n <text:span text:style-name="T11">g</text:span>E24 -t 24 --fmap=1 -m 10 -i /dataset/EpsN320-2013063000.grb -o /dataset/eueE24</text:p>
        <text:p text:style-name="code"><text:span text:style-name="T12">p</text:span><text:span text:style-name="T11">2</text:span>@ -l ERROR -c /ECMWF_grib2pcraster/pyg2p/execution_templates/eue_e24.xml -i /dataset/EpsN320-2013063000.grb -o /dataset/eueE24 -m 10<text:line-break/><text:line-break/>#glofas commands. grib2pcraster needs two executions for each pyg2p command</text:p>
        <text:p text:style-name="code"><text:span text:style-name="T11">g3</text:span>@ -i /dataset/20130325_en0to10.grib -o ./multiresSRO -p 8.128 -m 50 -n gsro --date=20130325 -s 0 -e 240 --unit=mm -t 24 --interlookup=/grib2pcraster/interplookup/intertable_2011_medium.txt</text:p>
        <text:p text:style-name="code"><text:span text:style-name="T11">g3</text:span>@ -i /dataset/multires/20130325_en11to15.grib -o ./multiresSRO -p 8.128 -m 50 -n gsro --date=20130325 -s 264 --fmap=11 -e 360 --unit=mm -t 24 --interlookup=/grib2pcraster/interplookup/intertable_2011_low.txt</text:p>
        <text:p text:style-name="code"><text:span text:style-name="T11">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1">p4</text:span>@ -i /dataset/UKMO/UKMO_20121218.grib -o ./UKMO/ -c /home/dominik/ECMWF_grib2pcraster/pyg2p_workingcopy/execution_templates_devel/UKMO_t24_LA.xml -m 0</text:p>
        <text:p text:style-name="code"><text:span text:style-name="T11">p4</text:span>@ -i /dataset/ungrib_20130804/EUE_2013073100_cv.grb -o ./UKMO/ -c ./execution_templates_devel/EUE_RainAnim_CV.xml -m 0</text:p>
        <text:p text:style-name="code"/>
        <text:p text:style-name="Standard"/>
        <text:p text:style-name="Standard"/>
        <text:p text:style-name="P12">Important notes: <text:line-break/></text:p>
        <text:p text:style-name="warn">You have to use the prefix <text:span text:style-name="T11">g </text:span><text:span text:style-name="T14">in the</text:span> filename of maps produced by <text:span text:style-name="T1">grib2pcraster</text:span> and the prefix<text:span text:style-name="T11">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2">-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size="10pt" style:font-size-asian="10pt" style:font-name-complex="Courier New"/>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style:font-name-complex="Andale Mono"/>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100%" fo:margin-left="0cm" fo:margin-right="0cm" fo:margin-top="0cm" fo:margin-bottom="0cm" fo:text-indent="0cm" style:auto-text-indent="false" fo:background-color="#ffcc99">
        <style:background-image/>
      </style:paragraph-properties>
      <style:text-properties style:font-name="Cantarell" fo:font-size="12pt" style:font-size-asian="12pt" style:font-name-complex="Cantarel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3-11-06T23:53:17</dc:date>
    <meta:editing-cycles>248</meta:editing-cycles>
    <meta:editing-duration>P5DT7H35M49S</meta:editing-duration>
    <meta:generator>LibreOffice/3.5$Linux_X86_64 LibreOffice_project/350m1$Build-2</meta:generator>
    <meta:document-statistic meta:table-count="8" meta:image-count="0" meta:object-count="0" meta:page-count="9" meta:paragraph-count="239" meta:word-count="1747" meta:character-count="13511" meta:non-whitespace-character-count="11809"/>
    <meta:user-defined meta:name="Info 1"/>
    <meta:user-defined meta:name="Info 2"/>
    <meta:user-defined meta:name="Info 3"/>
    <meta:user-defined meta:name="Info 4"/>
  </office:meta>
</office:document-meta>
</file>